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5ba" officeooo:paragraph-rsid="000d85ba"/>
    </style:style>
    <style:style style:name="P2" style:family="paragraph" style:parent-style-name="Standard" style:list-style-name="L1">
      <style:text-properties officeooo:rsid="000d85ba" officeooo:paragraph-rsid="000d85ba"/>
    </style:style>
    <style:style style:name="P3" style:family="paragraph" style:parent-style-name="Standard" style:list-style-name="L2">
      <style:text-properties officeooo:rsid="000d85ba" officeooo:paragraph-rsid="000d85ba"/>
    </style:style>
    <style:style style:name="P4" style:family="paragraph" style:parent-style-name="Standard">
      <style:text-properties officeooo:rsid="000f0003" officeooo:paragraph-rsid="000f0003"/>
    </style:style>
    <style:style style:name="P5" style:family="paragraph" style:parent-style-name="Standard" style:list-style-name="L3">
      <style:text-properties officeooo:rsid="000f0003" officeooo:paragraph-rsid="000f0003"/>
    </style:style>
    <style:style style:name="P6" style:family="paragraph" style:parent-style-name="Standard" style:list-style-name="L4">
      <style:paragraph-properties>
        <style:tab-stops>
          <style:tab-stop style:position="10.305cm"/>
        </style:tab-stops>
      </style:paragraph-properties>
      <style:text-properties officeooo:rsid="000f0003" officeooo:paragraph-rsid="000f0003"/>
    </style:style>
    <style:style style:name="P7" style:family="paragraph" style:parent-style-name="Standard">
      <style:paragraph-properties>
        <style:tab-stops>
          <style:tab-stop style:position="10.305cm"/>
        </style:tab-stops>
      </style:paragraph-properties>
      <style:text-properties officeooo:rsid="000f0003" officeooo:paragraph-rsid="000f0003"/>
    </style:style>
    <style:style style:name="P8" style:family="paragraph" style:parent-style-name="Standard" style:list-style-name="L5">
      <style:paragraph-properties>
        <style:tab-stops>
          <style:tab-stop style:position="10.305cm"/>
        </style:tab-stops>
      </style:paragraph-properties>
      <style:text-properties officeooo:rsid="000f0003" officeooo:paragraph-rsid="000f0003"/>
    </style:style>
    <style:style style:name="P9" style:family="paragraph" style:parent-style-name="Standard">
      <style:paragraph-properties>
        <style:tab-stops>
          <style:tab-stop style:position="10.305cm"/>
        </style:tab-stops>
      </style:paragraph-properties>
      <style:text-properties officeooo:rsid="0010adc7" officeooo:paragraph-rsid="0010adc7"/>
    </style:style>
    <style:style style:name="P10" style:family="paragraph" style:parent-style-name="Standard" style:list-style-name="L6">
      <style:paragraph-properties>
        <style:tab-stops>
          <style:tab-stop style:position="10.305cm"/>
        </style:tab-stops>
      </style:paragraph-properties>
      <style:text-properties officeooo:rsid="0010adc7" officeooo:paragraph-rsid="0010ad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допадная модель </text:p>
      <text:list xml:id="list6326690969633005630" text:style-name="L1">
        <text:list-item>
          <text:p text:style-name="P2">Разработка требований</text:p>
        </text:list-item>
        <text:list-item>
          <text:p text:style-name="P2">Анализ содержания. </text:p>
        </text:list-item>
        <text:list-item>
          <text:p text:style-name="P2">Реализация</text:p>
        </text:list-item>
        <text:list-item>
          <text:p text:style-name="P2">Тестирование</text:p>
        </text:list-item>
        <text:list-item>
          <text:p text:style-name="P2">Развертывание системы</text:p>
        </text:list-item>
      </text:list>
      <text:p text:style-name="P1">Недостатки процесса: </text:p>
      <text:list xml:id="list3641917349191985457" text:style-name="L2">
        <text:list-item>
          <text:p text:style-name="P3">плохо работает в проектах с нечеткими требованиями. </text:p>
        </text:list-item>
        <text:list-item>
          <text:p text:style-name="P3">Возвращение к некоторым этапам разработки </text:p>
        </text:list-item>
        <text:list-item>
          <text:p text:style-name="P3">Сложно управлять рисками(новые технологии, некорректные требования)</text:p>
        </text:list-item>
        <text:list-item>
          <text:p text:style-name="P3">Весьма ограничены возможности оценки и корректировки атрибутов проекта</text:p>
        </text:list-item>
      </text:list>
      <text:p text:style-name="P1"/>
      <text:p text:style-name="P1">Итеративная разработка </text:p>
      <text:p text:style-name="P1"/>
      <text:p text:style-name="P1">Состоит из серии повторяющихся итераций. На каждом этапе есть какая-либо версия программы.</text:p>
      <text:p text:style-name="P4">На очередной итерации можно получить </text:p>
      <text:list xml:id="list3657430597690807765" text:style-name="L3">
        <text:list-item>
          <text:p text:style-name="P5">Полноценную систему </text:p>
        </text:list-item>
        <text:list-item>
          <text:p text:style-name="P5">Функциональные и архитектурные прототипы</text:p>
        </text:list-item>
      </text:list>
      <text:p text:style-name="P4">Преимущества: </text:p>
      <text:list xml:id="list9023186871820968513" text:style-name="L4">
        <text:list-item>
          <text:p text:style-name="P6">Реализация наиболее сложных функций может быть выполнена в первых итерациях</text:p>
        </text:list-item>
        <text:list-item>
          <text:p text:style-name="P6">Пользователь получает возможность оценить программу(бетка)</text:p>
        </text:list-item>
      </text:list>
      <text:p text:style-name="P7"/>
      <text:p text:style-name="P7">RUP</text:p>
      <text:p text:style-name="P7">Один из итерационных процессов</text:p>
      <text:list xml:id="list5901190072028311128" text:style-name="L5">
        <text:list-item>
          <text:p text:style-name="P8">Разработка требований</text:p>
        </text:list-item>
        <text:list-item>
          <text:p text:style-name="P8">Итеративная разработка </text:p>
          <text:list>
            <text:list-item>
              <text:p text:style-name="P8">Итерация от 2 до 6 недель.</text:p>
            </text:list-item>
          </text:list>
        </text:list-item>
        <text:list-item>
          <text:p text:style-name="P8">Архитектура </text:p>
          <text:list>
            <text:list-item>
              <text:p text:style-name="P8">Использует понятие исполняемой архитектуры</text:p>
            </text:list-item>
          </text:list>
        </text:list-item>
        <text:list-item>
          <text:p text:style-name="P8">Жизненный цикл </text:p>
          <text:list>
            <text:list-item>
              <text:p text:style-name="P8">Начало(одна итерация)</text:p>
              <text:list>
                <text:list-item>
                  <text:p text:style-name="P8">Видение и границы проекты, задать требования для итерации, оценить риски, все дела</text:p>
                </text:list-item>
              </text:list>
            </text:list-item>
            <text:list-item>
              <text:p text:style-name="P8">Проектирование(2-3 итерации)</text:p>
              <text:list>
                <text:list-item>
                  <text:p text:style-name="P8">Основа архитектуры проекта </text:p>
                </text:list-item>
              </text:list>
            </text:list-item>
            <text:list-item>
              <text:p text:style-name="P8">Построение </text:p>
            </text:list-item>
            <text:list-item>
              <text:p text:style-name="P8">Внедрение(1-3 итерации)</text:p>
            </text:list-item>
          </text:list>
        </text:list-item>
        <text:list-item>
          <text:p text:style-name="P8">Рабочий процесс</text:p>
          <text:p text:style-name="P8"/>
        </text:list-item>
      </text:list>
      <text:p text:style-name="P9">Гибкие методологии</text:p>
      <text:list xml:id="list6698630289692814350" text:style-name="L6">
        <text:list-item>
          <text:p text:style-name="P10">Ориентированность на людей(разработчиков, заказчиков)</text:p>
        </text:list-item>
        <text:list-item>
          <text:p text:style-name="P10">Устные обсуждение вместо чтения документации</text:p>
        </text:list-item>
        <text:list-item>
          <text:p text:style-name="P10">Итеративная разработка</text:p>
        </text:list-item>
      </text:list>
      <text:p text:style-name="P9"/>
      <text:p text:style-name="P9">XP (extreme programming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0:03:01.674101355</meta:creation-date>
    <dc:date>2015-11-20T10:53:01.124996481</dc:date>
    <meta:editing-duration>PT3M7S</meta:editing-duration>
    <meta:editing-cycles>1</meta:editing-cycles>
    <meta:document-statistic meta:table-count="0" meta:image-count="0" meta:object-count="0" meta:page-count="1" meta:paragraph-count="40" meta:word-count="171" meta:character-count="1280" meta:non-whitespace-character-count="1164"/>
    <meta:generator>LibreOffice/5.0.1.2.0$Linux_X86_64 LibreOffice_project/00m0$Build-2</meta:generator>
  </office:meta>
</office:document-meta>
</file>